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0])" table:allow-empty-cell="true" table:display-list="unsorted" table:base-cell-address="Feuille1.S74"/>
        <table:content-validation table:name="val8" table:condition="of:cell-content-is-in-list([$Feuille1.$A$89:$Feuille1.$A$200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77:Feuille1.AI115 Feuille1.AI118:Feuille1.AI126 Feuille1.AM117:Feuille1.AM126 Feuille1.AI128:Feuille1.AI181 Feuille1.AM128:Feuille1.AM181 Feuille1.AM59:Feuille1.AM59 Feuille1.AM74:Feuille1.AM7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49:23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9:50:52.941000000</dc:date>
    <meta:editing-duration>PT17H49M38S</meta:editing-duration>
    <meta:editing-cycles>686</meta:editing-cycles>
    <meta:document-statistic meta:table-count="1" meta:cell-count="4815" meta:object-count="0"/>
  </office:meta>
</office:document-meta>
</file>